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9.425in" style:rel-width="100%" table:align="left"/>
    </style:style>
    <style:style style:name="Table2.A" style:family="table-column">
      <style:table-column-properties style:column-width="1.8847in" style:rel-column-width="13107*"/>
    </style:style>
    <style:style style:name="Table2.A1" style:family="table-cell">
      <style:table-cell-properties fo:padding-left="0.0403in" fo:padding-right="0in" fo:padding-top="0.0403in" fo:padding-bottom="0.0403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403in" fo:border="0.05pt solid #000000"/>
    </style:style>
    <style:style style:name="Table2.A2" style:family="table-cell">
      <style:table-cell-properties fo:padding-left="0.0403in" fo:padding-right="0in" fo:padding-top="0in" fo:padding-bottom="0.0403in" fo:border-left="0.05pt solid #000000" fo:border-right="none" fo:border-top="none" fo:border-bottom="0.05pt solid #000000"/>
    </style:style>
    <style:style style:name="Table2.E2" style:family="table-cell">
      <style:table-cell-properties fo:padding-left="0.0403in" fo:padding-right="0.0403in" fo:padding-top="0in" fo:padding-bottom="0.0403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in" fo:margin-right="0in" fo:margin-top="0in" fo:margin-bottom="0in" loext:contextual-spacing="false" style:line-height-at-least="0.1665in" fo:text-align="justify" style:justify-single-word="false" fo:orphans="2" fo:widows="2" fo:text-indent="0in" style:auto-text-indent="false"/>
      <style:text-properties fo:font-variant="normal" fo:text-transform="none" fo:color="#000000" style:font-name="Open sans" fo:font-size="12pt" fo:letter-spacing="normal" fo:font-style="normal" fo:font-weight="normal" officeooo:rsid="0031371f" officeooo:paragraph-rsid="0026e87d" style:font-size-asian="12pt" style:font-size-complex="12pt"/>
    </style:style>
    <style:style style:name="P2" style:family="paragraph" style:parent-style-name="Text_20_body">
      <style:paragraph-properties fo:margin-left="0in" fo:margin-right="0in" fo:margin-top="0in" fo:margin-bottom="0in" loext:contextual-spacing="false" style:line-height-at-least="0.1665in" fo:text-align="justify" style:justify-single-word="false" fo:orphans="2" fo:widows="2" fo:text-indent="0in" style:auto-text-indent="false"/>
      <style:text-properties fo:font-variant="normal" fo:text-transform="none" fo:color="#000000" style:font-name="Open sans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style:paragraph-properties fo:margin-left="0in" fo:margin-right="0in" fo:margin-top="0in" fo:margin-bottom="0in" loext:contextual-spacing="false" style:line-height-at-least="0.1665in" fo:text-align="justify" style:justify-single-word="false" fo:orphans="2" fo:widows="2" fo:text-indent="0in" style:auto-text-indent="false"/>
      <style:text-properties fo:font-variant="normal" fo:text-transform="none" fo:color="#000000" style:font-name="Open sans" fo:font-size="12pt" fo:letter-spacing="normal" fo:font-style="normal" fo:font-weight="normal" officeooo:paragraph-rsid="0026e87d" style:font-size-asian="12pt" style:font-size-complex="12pt"/>
    </style:style>
    <style:style style:name="P4" style:family="paragraph" style:parent-style-name="Text_20_body">
      <style:paragraph-properties fo:margin-left="0in" fo:margin-right="0in" fo:margin-top="0in" fo:margin-bottom="0in" loext:contextual-spacing="false" style:line-height-at-least="0.1665in" fo:text-align="justify" style:justify-single-word="false" fo:orphans="2" fo:widows="2" fo:text-indent="0in" style:auto-text-indent="false"/>
      <style:text-properties fo:font-variant="normal" fo:text-transform="none" fo:color="#000000" style:font-name="Open sans" fo:font-size="12pt" fo:letter-spacing="normal" fo:font-style="normal" fo:font-weight="normal" officeooo:paragraph-rsid="002bffce" style:font-size-asian="12pt" style:font-size-complex="12pt"/>
    </style:style>
    <style:style style:name="P5" style:family="paragraph" style:parent-style-name="Text_20_body">
      <style:paragraph-properties fo:margin-left="0in" fo:margin-right="0in" fo:margin-top="0in" fo:margin-bottom="0in" loext:contextual-spacing="false" style:line-height-at-least="0.1665in" fo:text-align="justify" style:justify-single-word="false" fo:orphans="2" fo:widows="2" fo:text-indent="0in" style:auto-text-indent="false"/>
      <style:text-properties fo:font-variant="normal" fo:text-transform="none" fo:color="#000000" style:font-name="Open sans" fo:font-size="12pt" fo:letter-spacing="normal" fo:font-style="normal" fo:font-weight="normal" officeooo:paragraph-rsid="0025dd12" style:font-size-asian="12pt" style:font-size-complex="12pt"/>
    </style:style>
    <style:style style:name="P6" style:family="paragraph" style:parent-style-name="Text_20_body">
      <style:paragraph-properties fo:margin-left="0in" fo:margin-right="0in" fo:margin-top="0in" fo:margin-bottom="0in" loext:contextual-spacing="false" style:line-height-at-least="0.1665in" fo:text-align="justify" style:justify-single-word="false" fo:orphans="2" fo:widows="2" fo:text-indent="0in" style:auto-text-indent="false"/>
      <style:text-properties fo:font-variant="normal" fo:text-transform="none" fo:color="#000000" style:font-name="Open sans" fo:font-size="12pt" fo:letter-spacing="normal" fo:font-style="normal" fo:font-weight="normal" officeooo:paragraph-rsid="002786b3" style:font-size-asian="12pt" style:font-size-complex="12pt"/>
    </style:style>
    <style:style style:name="P7" style:family="paragraph" style:parent-style-name="Text_20_body">
      <style:paragraph-properties fo:margin-left="0in" fo:margin-right="0in" fo:margin-top="0in" fo:margin-bottom="0in" loext:contextual-spacing="false" style:line-height-at-least="0.1665in" fo:text-align="justify" style:justify-single-word="false" fo:orphans="2" fo:widows="2" fo:text-indent="0in" style:auto-text-indent="false"/>
      <style:text-properties fo:font-variant="normal" fo:text-transform="none" fo:color="#000000" style:font-name="Open sans" fo:font-size="12pt" fo:letter-spacing="normal" fo:font-style="normal" fo:font-weight="normal" officeooo:paragraph-rsid="00295035" style:font-size-asian="12pt" style:font-size-complex="12pt"/>
    </style:style>
    <style:style style:name="P8" style:family="paragraph" style:parent-style-name="Text_20_body">
      <style:paragraph-properties fo:margin-left="0in" fo:margin-right="0in" fo:margin-top="0in" fo:margin-bottom="0in" loext:contextual-spacing="false" style:line-height-at-least="0.1665in" fo:text-align="justify" style:justify-single-word="false" fo:orphans="2" fo:widows="2" fo:text-indent="0in" style:auto-text-indent="false"/>
      <style:text-properties fo:font-variant="normal" fo:text-transform="none" fo:color="#000000" style:font-name="Open sans" fo:font-size="12pt" fo:letter-spacing="normal" fo:font-style="normal" fo:font-weight="bold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left="0in" fo:margin-right="0in" fo:margin-top="0in" fo:margin-bottom="0in" loext:contextual-spacing="false" style:line-height-at-least="0.1665in" fo:text-align="justify" style:justify-single-word="false" fo:orphans="2" fo:widows="2" fo:text-indent="0in" style:auto-text-indent="false"/>
      <style:text-properties style:font-name="Open sans" fo:font-size="12pt" style:font-size-asian="12pt" style:font-size-complex="12pt"/>
    </style:style>
    <style:style style:name="P10" style:family="paragraph" style:parent-style-name="Text_20_body">
      <style:paragraph-properties fo:margin-left="0in" fo:margin-right="0in" fo:margin-top="0in" fo:margin-bottom="0in" loext:contextual-spacing="false" style:line-height-at-least="0.1665in" fo:text-align="justify" style:justify-single-word="false" fo:orphans="2" fo:widows="2" fo:text-indent="0in" style:auto-text-indent="false"/>
      <style:text-properties style:font-name="Open sans" fo:font-size="12pt" officeooo:paragraph-rsid="0026e87d" style:font-size-asian="12pt" style:font-size-complex="12pt"/>
    </style:style>
    <style:style style:name="P11" style:family="paragraph" style:parent-style-name="Text_20_body">
      <style:paragraph-properties fo:margin-left="0in" fo:margin-right="0in" fo:margin-top="0in" fo:margin-bottom="0in" loext:contextual-spacing="false" style:line-height-at-least="0.1665in" fo:orphans="2" fo:widows="2" fo:text-indent="0in" style:auto-text-indent="false"/>
      <style:text-properties style:font-name="Open sans" fo:font-size="12pt" style:font-size-asian="12pt" style:font-size-complex="12pt"/>
    </style:style>
    <style:style style:name="P12" style:family="paragraph" style:parent-style-name="Text_20_body">
      <style:paragraph-properties fo:text-align="justify" style:justify-single-word="false"/>
      <style:text-properties fo:font-variant="normal" fo:text-transform="none" fo:color="#000000" style:font-name="Open sans" fo:font-size="12pt" fo:letter-spacing="normal" fo:language="es" fo:country="ES" fo:font-style="normal" fo:font-weight="normal" officeooo:rsid="0012fc8f" officeooo:paragraph-rsid="001b2eed" style:font-size-asian="12pt" style:font-size-complex="12pt"/>
    </style:style>
    <style:style style:name="P13" style:family="paragraph" style:parent-style-name="Table_20_Contents">
      <style:paragraph-properties fo:margin-top="0in" fo:margin-bottom="0in" loext:contextual-spacing="false" style:line-height-at-least="0.198in"/>
      <style:text-properties style:font-name="Open sans" fo:font-size="12pt" style:font-size-asian="12pt" style:font-size-complex="12pt"/>
    </style:style>
    <style:style style:name="P14" style:family="paragraph" style:parent-style-name="Table_20_Contents">
      <style:paragraph-properties fo:margin-top="0in" fo:margin-bottom="0in" loext:contextual-spacing="false" style:line-height-at-least="0.198in"/>
      <style:text-properties style:font-name="Open sans" fo:font-size="12pt" officeooo:paragraph-rsid="002a657d" style:font-size-asian="12pt" style:font-size-complex="12pt"/>
    </style:style>
    <style:style style:name="P15" style:family="paragraph" style:parent-style-name="Table_20_Contents">
      <style:paragraph-properties fo:margin-top="0in" fo:margin-bottom="0in" loext:contextual-spacing="false" style:line-height-at-least="0.198in"/>
      <style:text-properties style:font-name="Open sans" fo:font-size="12pt" officeooo:paragraph-rsid="002b9a29" style:font-size-asian="12pt" style:font-size-complex="12pt"/>
    </style:style>
    <style:style style:name="P16" style:family="paragraph" style:parent-style-name="Table_20_Contents">
      <style:paragraph-properties fo:margin-top="0in" fo:margin-bottom="0in" loext:contextual-spacing="false" style:line-height-at-least="0.198in"/>
      <style:text-properties style:font-name="Open sans" fo:font-size="12pt" officeooo:rsid="002a657d" officeooo:paragraph-rsid="002a657d" style:font-size-asian="12pt" style:font-size-complex="12pt"/>
    </style:style>
    <style:style style:name="P17" style:family="paragraph" style:parent-style-name="Table_20_Contents">
      <style:paragraph-properties fo:margin-top="0in" fo:margin-bottom="0in" loext:contextual-spacing="false" style:line-height-at-least="0.198in"/>
      <style:text-properties style:font-name="Open sans" fo:font-size="12pt" officeooo:rsid="002a657d" officeooo:paragraph-rsid="002b9a29" style:font-size-asian="12pt" style:font-size-complex="12pt"/>
    </style:style>
    <style:style style:name="P18" style:family="paragraph" style:parent-style-name="Table_20_Contents">
      <style:paragraph-properties fo:margin-top="0in" fo:margin-bottom="0in" loext:contextual-spacing="false" style:line-height-at-least="0.198in"/>
      <style:text-properties style:font-name="Open sans" fo:font-size="12pt" officeooo:rsid="002a657d" officeooo:paragraph-rsid="0032b6c7" style:font-size-asian="12pt" style:font-size-complex="12pt"/>
    </style:style>
    <style:style style:name="P19" style:family="paragraph" style:parent-style-name="Table_20_Contents">
      <style:paragraph-properties fo:margin-top="0in" fo:margin-bottom="0in" loext:contextual-spacing="false" style:line-height-at-least="0.198in"/>
      <style:text-properties style:font-name="Open sans" fo:font-size="12pt" officeooo:rsid="00242ffa" officeooo:paragraph-rsid="00242ffa" style:font-size-asian="12pt" style:font-size-complex="12pt"/>
    </style:style>
    <style:style style:name="P20" style:family="paragraph" style:parent-style-name="Table_20_Contents">
      <style:paragraph-properties fo:margin-top="0in" fo:margin-bottom="0in" loext:contextual-spacing="false" style:line-height-at-least="0.198in"/>
      <style:text-properties style:font-name="Open sans" fo:font-size="12pt" officeooo:rsid="002b9a29" officeooo:paragraph-rsid="002b9a29" style:font-size-asian="12pt" style:font-size-complex="12pt"/>
    </style:style>
    <style:style style:name="P21" style:family="paragraph" style:parent-style-name="Table_20_Contents">
      <style:paragraph-properties fo:margin-top="0in" fo:margin-bottom="0in" loext:contextual-spacing="false" style:line-height-at-least="0.198in"/>
      <style:text-properties style:font-name="Open sans" fo:font-size="12pt" officeooo:rsid="0032b6c7" officeooo:paragraph-rsid="002a657d" style:font-size-asian="12pt" style:font-size-complex="12pt"/>
    </style:style>
    <style:style style:name="P22" style:family="paragraph" style:parent-style-name="Table_20_Contents">
      <style:paragraph-properties fo:margin-top="0in" fo:margin-bottom="0in" loext:contextual-spacing="false" style:line-height-at-least="0.198in"/>
      <style:text-properties style:font-name="Open sans" fo:font-size="12pt" officeooo:rsid="0032b6c7" officeooo:paragraph-rsid="0032b6c7" style:font-size-asian="12pt" style:font-size-complex="12pt"/>
    </style:style>
    <style:style style:name="P23" style:family="paragraph" style:parent-style-name="Table_20_Contents">
      <style:paragraph-properties fo:margin-top="0in" fo:margin-bottom="0in" loext:contextual-spacing="false" style:line-height-at-least="0.198in"/>
      <style:text-properties style:font-name="Open sans" fo:font-size="12pt" officeooo:rsid="0032ee3f" officeooo:paragraph-rsid="0032ee3f" style:font-size-asian="12pt" style:font-size-complex="12pt"/>
    </style:style>
    <style:style style:name="P24" style:family="paragraph" style:parent-style-name="Table_20_Contents">
      <style:paragraph-properties fo:margin-top="0in" fo:margin-bottom="0in" loext:contextual-spacing="false" style:line-height-at-least="0.198in"/>
      <style:text-properties style:font-name="Open sans" fo:font-size="12pt" officeooo:rsid="0032ee3f" officeooo:paragraph-rsid="003a1c16" style:font-size-asian="12pt" style:font-size-complex="12pt"/>
    </style:style>
    <style:style style:name="P25" style:family="paragraph" style:parent-style-name="Table_20_Contents">
      <style:paragraph-properties fo:margin-top="0in" fo:margin-bottom="0in" loext:contextual-spacing="false" style:line-height-at-least="0.198in"/>
      <style:text-properties style:font-name="Open sans" fo:font-size="12pt" officeooo:rsid="003381b8" officeooo:paragraph-rsid="003381b8" style:font-size-asian="12pt" style:font-size-complex="12pt"/>
    </style:style>
    <style:style style:name="P26" style:family="paragraph" style:parent-style-name="Table_20_Contents">
      <style:paragraph-properties fo:margin-top="0in" fo:margin-bottom="0in" loext:contextual-spacing="false" style:line-height-at-least="0.198in"/>
      <style:text-properties style:font-name="Open sans" fo:font-size="12pt" officeooo:rsid="00343bf6" officeooo:paragraph-rsid="00343bf6" style:font-size-asian="12pt" style:font-size-complex="12pt"/>
    </style:style>
    <style:style style:name="P27" style:family="paragraph" style:parent-style-name="Table_20_Contents">
      <style:paragraph-properties fo:margin-top="0in" fo:margin-bottom="0in" loext:contextual-spacing="false" style:line-height-at-least="0.198in"/>
      <style:text-properties style:font-name="Open sans" fo:font-size="12pt" officeooo:rsid="003523ff" officeooo:paragraph-rsid="003523ff" style:font-size-asian="12pt" style:font-size-complex="12pt"/>
    </style:style>
    <style:style style:name="P28" style:family="paragraph" style:parent-style-name="Table_20_Contents">
      <style:paragraph-properties fo:margin-top="0in" fo:margin-bottom="0in" loext:contextual-spacing="false" style:line-height-at-least="0.198in"/>
      <style:text-properties style:font-name="Open sans" fo:font-size="12pt" fo:font-weight="bold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Open sans" fo:font-size="12pt" fo:language="es" fo:country="ES" officeooo:rsid="0012986e" officeooo:paragraph-rsid="0012986e" style:font-size-asian="12pt" style:font-size-complex="12pt"/>
    </style:style>
    <style:style style:name="P30" style:family="paragraph" style:parent-style-name="Title">
      <style:text-properties style:font-name="Open sans" fo:font-size="12pt" style:font-size-asian="12pt" style:font-size-complex="12pt"/>
    </style:style>
    <style:style style:name="P31" style:family="paragraph" style:parent-style-name="Text_20_body">
      <style:paragraph-properties fo:margin-left="0in" fo:margin-right="0in" fo:margin-top="0in" fo:margin-bottom="0in" loext:contextual-spacing="false" style:line-height-at-least="0.1665in" fo:text-align="justify" style:justify-single-word="false" fo:orphans="2" fo:widows="2" fo:text-indent="0in" style:auto-text-indent="false"/>
      <style:text-properties fo:font-variant="normal" fo:text-transform="none" fo:color="#000000" style:font-name="Open sans" fo:font-size="12pt" fo:letter-spacing="normal" fo:font-style="normal" fo:font-weight="normal" officeooo:rsid="0031371f" officeooo:paragraph-rsid="0026e87d" style:font-size-asian="12pt" style:font-size-complex="12pt"/>
    </style:style>
    <style:style style:name="P32" style:family="paragraph" style:parent-style-name="Text_20_body">
      <style:paragraph-properties fo:margin-left="0in" fo:margin-right="0in" fo:margin-top="0in" fo:margin-bottom="0in" loext:contextual-spacing="false" style:line-height-at-least="0.1665in" fo:text-align="justify" style:justify-single-word="false" fo:orphans="2" fo:widows="2" fo:text-indent="0in" style:auto-text-indent="false"/>
      <style:text-properties fo:font-variant="normal" fo:text-transform="none" fo:color="#000000" style:font-name="Open sans" fo:font-size="12pt" fo:letter-spacing="normal" fo:font-style="normal" fo:font-weight="normal" style:font-size-asian="12pt" style:font-size-complex="12pt"/>
    </style:style>
    <style:style style:name="P33" style:family="paragraph" style:parent-style-name="Text_20_body">
      <style:paragraph-properties fo:margin-left="0in" fo:margin-right="0in" fo:margin-top="0in" fo:margin-bottom="0in" loext:contextual-spacing="false" style:line-height-at-least="0.1665in" fo:text-align="justify" style:justify-single-word="false" fo:orphans="2" fo:widows="2" fo:text-indent="0in" style:auto-text-indent="false"/>
      <style:text-properties fo:font-variant="normal" fo:text-transform="none" fo:color="#000000" style:font-name="Open sans" fo:font-size="12pt" fo:letter-spacing="normal" fo:font-style="normal" fo:font-weight="normal" officeooo:paragraph-rsid="002786b3" style:font-size-asian="12pt" style:font-size-complex="12pt"/>
    </style:style>
    <style:style style:name="P34" style:family="paragraph" style:parent-style-name="Table_20_Contents">
      <style:paragraph-properties fo:margin-top="0in" fo:margin-bottom="0in" loext:contextual-spacing="false" style:line-height-at-least="0.198in"/>
      <style:text-properties style:font-name="Open sans" fo:font-size="12pt" officeooo:rsid="003bff5f" officeooo:paragraph-rsid="003bff5f" style:font-size-asian="12pt" style:font-size-complex="12pt"/>
    </style:style>
    <style:style style:name="T1" style:family="text">
      <style:text-properties officeooo:rsid="0031371f"/>
    </style:style>
    <style:style style:name="T2" style:family="text">
      <style:text-properties officeooo:rsid="0025dd12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26e87d"/>
    </style:style>
    <style:style style:name="T5" style:family="text">
      <style:text-properties fo:font-variant="normal" fo:text-transform="none" fo:color="#000000" fo:letter-spacing="normal" fo:font-style="normal" fo:font-weight="normal" officeooo:rsid="002bffce"/>
    </style:style>
    <style:style style:name="T6" style:family="text">
      <style:text-properties fo:font-variant="normal" fo:text-transform="none" fo:color="#000000" fo:letter-spacing="normal" fo:font-style="normal" fo:font-weight="normal" officeooo:rsid="002786b3"/>
    </style:style>
    <style:style style:name="T7" style:family="text">
      <style:text-properties fo:font-variant="normal" fo:text-transform="none" fo:color="#000000" fo:letter-spacing="normal" fo:font-style="normal" fo:font-weight="normal" officeooo:rsid="0031371f"/>
    </style:style>
    <style:style style:name="T8" style:family="text">
      <style:text-properties fo:font-variant="normal" fo:text-transform="none" fo:color="#000000" fo:letter-spacing="normal" fo:font-style="normal" fo:font-weight="normal" officeooo:rsid="0032b6c7"/>
    </style:style>
    <style:style style:name="T9" style:family="text">
      <style:text-properties fo:font-variant="normal" fo:text-transform="none" fo:color="#000000" fo:letter-spacing="normal" fo:font-style="normal" fo:font-weight="normal" officeooo:rsid="003a1c16"/>
    </style:style>
    <style:style style:name="T10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color="#000000" fo:letter-spacing="normal" fo:font-style="normal" fo:font-weight="bold" officeooo:rsid="0026e87d" style:font-weight-asian="bold" style:font-weight-complex="bold"/>
    </style:style>
    <style:style style:name="T12" style:family="text">
      <style:text-properties style:font-weight-asian="normal" style:font-weight-complex="normal"/>
    </style:style>
    <style:style style:name="T13" style:family="text">
      <style:text-properties fo:font-weight="bold"/>
    </style:style>
    <style:style style:name="T14" style:family="text">
      <style:text-properties officeooo:rsid="002bffce"/>
    </style:style>
    <style:style style:name="T15" style:family="text">
      <style:text-properties officeooo:rsid="0032b6c7"/>
    </style:style>
    <style:style style:name="T16" style:family="text">
      <style:text-properties officeooo:rsid="0032ee3f"/>
    </style:style>
    <style:style style:name="T17" style:family="text">
      <style:text-properties officeooo:rsid="002a657d"/>
    </style:style>
    <style:style style:name="T18" style:family="text">
      <style:text-properties officeooo:rsid="0014a6bc"/>
    </style:style>
    <style:style style:name="T19" style:family="text">
      <style:text-properties officeooo:rsid="0026e87d"/>
    </style:style>
    <style:style style:name="T20" style:family="text">
      <style:text-properties officeooo:rsid="002786b3"/>
    </style:style>
    <style:style style:name="T21" style:family="text">
      <style:text-properties officeooo:rsid="002f3d44"/>
    </style:style>
    <style:style style:name="T22" style:family="text">
      <style:text-properties officeooo:rsid="00343bf6"/>
    </style:style>
    <style:style style:name="T23" style:family="text">
      <style:text-properties officeooo:rsid="003523ff"/>
    </style:style>
    <style:style style:name="T24" style:family="text">
      <style:text-properties officeooo:rsid="003643e4"/>
    </style:style>
    <style:style style:name="T25" style:family="text">
      <style:text-properties officeooo:rsid="003a1c16"/>
    </style:style>
    <style:style style:name="T26" style:family="text">
      <style:text-properties officeooo:rsid="003bff5f"/>
    </style:style>
    <style:style style:name="T27" style:family="text">
      <style:text-properties officeooo:rsid="003cfb98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48095856" text:id="ct48095856">
          <text:deletion>
            <office:change-info>
              <dc:creator>Unknown Author</dc:creator>
              <dc:date>2017-04-25T09:39:00</dc:date>
            </office:change-info>
            <text:p text:style-name="P1">a</text:p>
          </text:deletion>
        </text:changed-region>
        <text:changed-region xml:id="ct48131472" text:id="ct48131472">
          <text:insertion>
            <office:change-info>
              <dc:creator>Unknown Author</dc:creator>
              <dc:date>2017-04-25T09:3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Estrategias para influenciar <text:span text:style-name="T18">y <text:line-break/>conseguir </text:span>cambios en relación con las tecnologías </text:p>
      <text:p text:style-name="P29"/>
      <text:p text:style-name="P29"/>
      <text:p text:style-name="P12">Existen <text:span text:style-name="T2">varios </text:span>motivos éticos, políticos, filosóficos por l<text:span text:style-name="T21">o</text:span>s cuales una persona puede sentirse molesta o incómoda usando gran parte de las tecnologías de información y comunicación (TIC) que existen hoy en día:</text:p>
      <text:p text:style-name="P9"/>
      <text:p text:style-name="P2">- Sea por razones ecológicas y de protección medioambiental en relación a las condiciones en las cuales los materiales base están extraídos y ensamblados, la falta de opciones contra la obsolescencia programada, la producción de residuos tóxicos <text:span text:style-name="T2">y/o el consumo energético y emisiones de carbono que implican.</text:span></text:p>
      <text:p text:style-name="P7">- <text:span text:style-name="T2">Sea por los abusos por parte de gobiernos o grupos de odio para controlar, vigilar, censurar, atrapar y/o crear nuevas formas de violencia contra las personas, ciudadanas y en especial las mujeres y las minorías.</text:span></text:p>
      <text:p text:style-name="P2">- Sea por cómo operan las empresas que nos ofrecen estos servicios <text:span text:style-name="T2">con</text:span> sus términos de servicio <text:span text:style-name="T26">generalmente</text:span> incomprensibles, <text:span text:style-name="T2">situaciones de monopolios industriales, evasión fiscal y </text:span>condiciones laborales <text:span text:style-name="T2">precarias para</text:span> muchas de las trabajadoras de las telecomunicaciones,<text:span text:style-name="T2"> la </text:span>falta de diversidad cultural y de género <text:span text:style-name="T26">y/o el sexismo y las discriminaciones</text:span> <text:span text:style-name="T26">que se <text:s/>dan </text:span>en muchos de los entornos encargados del desarrollo <text:span text:style-name="T2">y la gobernaza de esa</text:span>s tecnologías.</text:p>
      <text:p text:style-name="P5"/>
      <text:p text:style-name="P10"><text:span text:style-name="T3">Desgraciadamente parece ser que hoy en día no existe casi ninguna tecnología que sea producida y desarrollada de manera justa y ética en todas sus dimensiones. No obstante, existen alternativas y también otras formas de producir, consumir </text:span><text:span text:style-name="T4">y </text:span><text:span text:style-name="T3">desarrollar tecnologías. É</text:span><text:span text:style-name="T7">ste</text:span><text:span text:style-name="T3"> documento presenta algunas </text:span><text:span text:style-name="T4">actitudes, </text:span><text:span text:style-name="T3">estrategias y tácticas </text:span><text:span text:style-name="T4">que puedes probar para</text:span><text:span text:style-name="T3"> influenciar y generar cambios. </text:span><text:span text:style-name="T4">Algunos de los objetivos </text:span><text:span text:style-name="T5">buscan </text:span><text:span text:style-name="T3">moldear nuevos futuros tecnológicos más justos, igualitarios y conscientes de la finitud de los recursos globales. </text:span><text:span text:style-name="T4">Para ello, puedes</text:span><text:span text:style-name="T3">:</text:span></text:p>
      <text:p text:style-name="P9"/>
      <text:p text:style-name="P4">- <text:span text:style-name="T13">Cambiar tus prácticas de uso de las TIC </text:span><text:span text:style-name="T12">incluyendo nuevos criterios a la hora de apostar o descartar una tecnología. </text:span>Puedes ampliar los criterios de selección para no solo tener en cuenta <text:span text:style-name="T14">su</text:span> usabilidad, comodidad, gratuidad <text:span text:style-name="T1">o</text:span> popularidad, para tener también en cuenta quién las produce <text:span text:style-name="T14">y</text:span> cuáles son sus motiv<text:span text:style-name="T14">aciones, y </text:span>de qué manera estas tecnologías fomentan ataques a la privacidad, la libertad de expresión, de colaboración o de compartir, por ejemplo. Algunas de las tácticas consisten en cambiarse a alternativas, resistir los cantos de sirena, boicotear activamente, <text:span text:style-name="T19">prolongar su vida útil y reducir su consumo energético, </text:span>etc.</text:p>
      <text:p text:style-name="P3">- <text:span text:style-name="T13">Concienciar </text:span><text:span text:style-name="T12">acerca de los problemas éticos, filosóficos, políticos, sociales y ecológicos de las TIC.</text:span> <text:span text:style-name="T19">Puedes </text:span>llama<text:span text:style-name="T19">r</text:span> la atención a tus diputados y representantes políticos cuando tom<text:span text:style-name="T14">en</text:span> decisiones acerca de la go<text:span text:style-name="T1">b</text:span>ernanza <text:soft-page-break/>de internet. Puedes investigar <text:span text:style-name="T19">y</text:span> organizar campa<text:span text:style-name="T1">ñ</text:span><text:change text:change-id="ct48095856"/>as de denuncia si cuentas con algo de visibilidad e influencia. <text:span text:style-name="T14">Puedes</text:span> apoyar organizaciones que inciden en la protección de los derechos digitales, las trabajadoras o consumidoras de las tecnologías, unirte a colectivos que hacen lob<text:span text:style-name="T19">bying</text:span> contra las grandes empresas para que cambien sus políticas o <text:span text:style-name="T19">para defender </text:span>la libertad y la neutralidad de la red. </text:p>
      <text:p text:style-name="P2">- <text:span text:style-name="T13">Contribuir al desarrollo y mantenimiento </text:span><text:span text:style-name="T12">de alternativas tecnológicas más éticas, justas y responsables. </text:span>Puedes <text:span text:style-name="T19">optar por utilizar una aplicación alternativa, </text:span>unirte a una comunidad de desarrollo, pasarte a una infraestructura alternativa y/o <text:span text:style-name="T1">aportar</text:span> tu tiempo, <text:span text:style-name="T14">dinero o</text:span> conocimientos a estas alternativas para que puedan crecer y volverse cada vez más visibles, viables y sostenibles.</text:p>
      <text:p text:style-name="P9"/>
      <text:p text:style-name="P3"><text:span text:style-name="T19">P</text:span>uedes conseguir cambios a nivel individual, cambiando tus hábitos, prácticas y consumo de las tecnologías de información y comunicación, <text:span text:style-name="T19">y</text:span> puedes conseguir cambios a nivel colectivo, juntándote con otras personas para dar forma a los cambios que queréis experimentar, así como para desarrollar o mantener otras tecnologías que os parecen más apropiadas y más justas. </text:p>
      <text:p text:style-name="P10"/>
      <text:p text:style-name="P9"><text:span text:style-name="T3">En el siguiente documento listamos algunas estrategias y tácticas que puedes llevar a cabo sola o acompañada para influenciar y conseguir cambios en los varios niveles del ciclo de </text:span><text:span text:style-name="T4">vida de la </text:span><text:span text:style-name="T3">producción d</text:span><text:span text:style-name="T4">e</text:span><text:span text:style-name="T3"> tecnologías. Esta tabla no es completa ni exhaustiva, </text:span><text:span text:style-name="T4">ya </text:span><text:span text:style-name="T3">que las maneras de oponerse y cambiar </text:span><text:span text:style-name="T4">las cosas</text:span><text:span text:style-name="T3"> son extremadamente variadas y dependen de tu contexto y tu posibilidad de activar acciones y redes. </text:span><text:span text:style-name="T6">Hemos organizado esta tabla</text:span><text:span text:style-name="T3"> alrededor de los </text:span><text:span text:style-name="T7">distintos</text:span><text:span text:style-name="T3"> niveles del </text:span><text:span text:style-name="T10">ciclo de </text:span><text:span text:style-name="T11">vida </text:span><text:span text:style-name="T10">de las tecnologías</text:span><text:span text:style-name="T3"> desglosan</text:span><text:span text:style-name="T6">do</text:span><text:span text:style-name="T3"> propuestas </text:span><text:span text:style-name="T6">respecto </text:span><text:span text:style-name="T8">a</text:span><text:span text:style-name="T6"> acciones concretas que se pueden tomar con las </text:span><text:span text:style-name="T3">tecnología</text:span><text:change-start text:change-id="ct48131472"/><text:span text:style-name="T9">s</text:span><text:change-end text:change-id="ct48131472"/><text:span text:style-name="T3">:</text:span></text:p>
      <text:p text:style-name="P2"/>
      <text:p text:style-name="P8">- <text:span text:style-name="T20">Ignorar/</text:span>Rechazar,</text:p>
      <text:p text:style-name="P8">- Modifica<text:span text:style-name="T20">r/Cambiar/Adaptar,</text:span></text:p>
      <text:p text:style-name="P8">- Elegir/<text:span text:style-name="T20">A</text:span>lternativa,</text:p>
      <text:p text:style-name="P8">- Crear/<text:span text:style-name="T20">Inventar/Inovar,</text:span></text:p>
      <text:p text:style-name="P9"/>
      <text:p text:style-name="P6">Te recomendamos de que leas o uses este documento en combinación con el documento de referencia acerca de estrategias de resistencia para alterar tu sombra digital. Ese documento también presenta <text:span text:style-name="T20">cuatro</text:span> estrategias (reducir, fortificar, compartimentar y camuflar) que pueden ayudarte a minimizar tus huellas y moldear tu sombra digital.</text:p>
      <text:p text:style-name="P6"/>
      <text:p text:style-name="P6"/>
      <text:p text:style-name="P6"/>
      <text:p text:style-name="P11"/>
      <text:p text:style-name="P11"/>
      <table:table table:name="Table2" table:style-name="Table2">
        <table:table-column table:style-name="Table2.A" table:number-columns-repeated="5"/>
        <text:soft-page-break/>
        <table:table-row>
          <table:table-cell table:style-name="Table2.A1" office:value-type="string">
            <text:p text:style-name="P28">Nivel del ciclo de las TIC</text:p>
          </table:table-cell>
          <table:table-cell table:style-name="Table2.A1" office:value-type="string">
            <text:p text:style-name="P28">Rechazo</text:p>
          </table:table-cell>
          <table:table-cell table:style-name="Table2.A1" office:value-type="string">
            <text:p text:style-name="P28">Modificación</text:p>
          </table:table-cell>
          <table:table-cell table:style-name="Table2.A1" office:value-type="string">
            <text:p text:style-name="P28">Alternativa</text:p>
          </table:table-cell>
          <table:table-cell table:style-name="Table2.E1" office:value-type="string">
            <text:p text:style-name="P28">Creación</text:p>
          </table:table-cell>
        </table:table-row>
        <table:table-row>
          <table:table-cell table:style-name="Table2.A2" office:value-type="string">
            <text:p text:style-name="P28">Producción de las tecnologías (extracción de los minerales y componentes)</text:p>
          </table:table-cell>
          <table:table-cell table:style-name="Table2.A2" office:value-type="string">
            <text:p text:style-name="P13">No cambies de teléfono y ordenador <text:span text:style-name="T17">con frecuencia,</text:span> alarga <text:span text:style-name="T15">la</text:span> duración de <text:span text:style-name="T15">su </text:span>vida.</text:p>
          </table:table-cell>
          <table:table-cell table:style-name="Table2.A2" office:value-type="string">
            <text:p text:style-name="P13"><text:span text:style-name="T17">Recicla y dótalos de </text:span>nuevos usos</text:p>
          </table:table-cell>
          <table:table-cell table:style-name="Table2.A2" office:value-type="string">
            <text:p text:style-name="P13">Apuesta por alternativas que t<text:span text:style-name="T17">engan</text:span> en cuenta estos criterios en su cadena de producción <text:span text:style-name="T17">(ej. </text:span>Fairphone<text:span text:style-name="T17">).</text:span></text:p>
          </table:table-cell>
          <table:table-cell table:style-name="Table2.E2" office:value-type="string">
            <text:p text:style-name="P16">Crea tecnologías apropiadas y de cercanía, inventa soluciones analógicas.</text:p>
          </table:table-cell>
        </table:table-row>
        <table:table-row>
          <table:table-cell table:style-name="Table2.A2" office:value-type="string">
            <text:p text:style-name="P28">Producción de las tecnologías (<text:span text:style-name="T15">en</text:span>samblaje de las tecnologías, centros de producción)</text:p>
          </table:table-cell>
          <table:table-cell table:style-name="Table2.A2" office:value-type="string">
            <text:p text:style-name="P34">Documéntate sobre las condiciones de fabricación de las tecnologías y apoya los movimientos de resistencia de quienes las fabrican.</text:p>
          </table:table-cell>
          <table:table-cell table:style-name="Table2.A2" office:value-type="string">
            <text:p text:style-name="P18">Configura y reduce el consumo energético de tu navegación y dispositivos.</text:p>
            <text:p text:style-name="P18"/>
            <text:p text:style-name="P22">Apaga completamente los dispositivos cuando no los uses.</text:p>
          </table:table-cell>
          <table:table-cell table:style-name="Table2.A2" office:value-type="string">
            <text:p text:style-name="P14">Apoya acciones de redes globales <text:span text:style-name="T17">(ej. </text:span>Good Electronics<text:span text:style-name="T17">).</text:span></text:p>
          </table:table-cell>
          <table:table-cell table:style-name="Table2.E2" office:value-type="string">
            <text:p text:style-name="P16">Fomenta espacios para reciclar y crear nuevas m<text:span text:style-name="T15">á</text:span>quinas para la comunidad.</text:p>
          </table:table-cell>
        </table:table-row>
        <table:table-row>
          <table:table-cell table:style-name="Table2.A2" office:value-type="string">
            <text:p text:style-name="P28">Acceso a las TIC</text:p>
          </table:table-cell>
          <table:table-cell table:style-name="Table2.A2" office:value-type="string">
            <text:p text:style-name="P14">No uses sistemas operativos privativos si no est<text:span text:style-name="T15">á</text:span>s obligada.</text:p>
            <text:p text:style-name="P14"/>
            <text:p text:style-name="P14"><text:span text:style-name="T17">E</text:span>dúcate sobre las ventajas sociales, económicas y políticas de usar software libre y de código abierto.</text:p>
            <text:p text:style-name="P21"/>
          </table:table-cell>
          <table:table-cell table:style-name="Table2.A2" office:value-type="string">
            <text:p text:style-name="P13">Exige a las instituciones publicas que diseñen portales responsables y accesibles para todas desde todos los sistemas operativos.</text:p>
            <text:p text:style-name="P13"/>
            <text:p text:style-name="P23">Pide formación en tecnologías libres.</text:p>
            <text:p text:style-name="P13"/>
            <text:p text:style-name="P13"/>
          </table:table-cell>
          <table:table-cell table:style-name="Table2.A2" office:value-type="string">
            <text:p text:style-name="P14">Apuesta por proveedores de internet no comercial<text:span text:style-name="T25">es</text:span>, ciudadanos, libres y neutrales <text:span text:style-name="T17">(ej.</text:span> Guifi.net<text:span text:style-name="T17">).</text:span></text:p>
            <text:p text:style-name="P13"/>
            <text:p text:style-name="P13">Pide a tu ayuntamiento que <text:span text:style-name="T17">también</text:span> ofrezca internet provista por organizaciones ciudadanas.</text:p>
          </table:table-cell>
          <table:table-cell table:style-name="Table2.E2" office:value-type="string">
            <text:p text:style-name="P13">Monta un hacklab/fablab con amigas en tu barrio o centro cívico.</text:p>
            <text:p text:style-name="P13"/>
            <text:p text:style-name="P13">Traduce contenidos y software de interés <text:span text:style-name="T17">en tus idiomas</text:span>.</text:p>
          </table:table-cell>
        </table:table-row>
        <table:table-row>
          <table:table-cell table:style-name="Table2.A2" office:value-type="string">
            <text:p text:style-name="P28">Uso de las TIC</text:p>
          </table:table-cell>
          <table:table-cell table:style-name="Table2.A2" office:value-type="string">
            <text:p text:style-name="P13">Léete los términos de <text:soft-page-break/>servicio y las políticas de privacidad antes de instalarte una nueva app o cr<text:span text:style-name="T16">e</text:span>a<text:span text:style-name="T16">r</text:span>te una nueva cuenta en un servicio.</text:p>
            <text:p text:style-name="P13"/>
            <text:p text:style-name="P22">Pregúntate cuál es su modelo y su volumen de negocio</text:p>
            <text:p text:style-name="P13"/>
            <text:p text:style-name="P13">Alza tu voz contra cualquier situación de acoso, abuso y violencia que veas en las redes.</text:p>
          </table:table-cell>
          <table:table-cell table:style-name="Table2.A2" office:value-type="string">
            <text:p text:style-name="P13">Demanda <text:soft-page-break/>herramientas tecnológicas en las escuelas que funcionen con sistemas operativos libres.</text:p>
            <text:p text:style-name="P13"/>
            <text:p text:style-name="P16">Fomenta espacios de educación crítica y ciudadana a las TIC.</text:p>
            <text:p text:style-name="P13"/>
            <text:p text:style-name="P16">Configura y reduce el consumo energético de tu navegación y dispositivos.</text:p>
            <text:p text:style-name="P16"/>
            <text:p text:style-name="P23">Usa lo necesario, no más. Aunque sean gratis, las tecnologías tienen costes medioambientales y sociales.</text:p>
            <text:p text:style-name="P16"/>
            <text:p text:style-name="P16"/>
            <text:p text:style-name="P13"/>
            <text:p text:style-name="P13"/>
          </table:table-cell>
          <table:table-cell table:style-name="Table2.A2" office:value-type="string">
            <text:p text:style-name="P14">Instala alternativas <text:soft-page-break/>libres, no comerciales, éticas en tu ordenador y tu móvil.</text:p>
            <text:p text:style-name="P13"/>
            <text:p text:style-name="P13">Busca cooperativas <text:span text:style-name="T17">tecnológicas de economía social y solidaria para desarrollar y mantener las tecnologías que necesitas.</text:span></text:p>
            <text:p text:style-name="P13"/>
            <text:p text:style-name="P13">Mira si puedes contribuir de alguna manera a ese programa o servicio libre que usas tanto, sea aportando una contribución económica, asumiendo alguna tarea o dando a conocerla entre tus redes.</text:p>
          </table:table-cell>
          <table:table-cell table:style-name="Table2.E2" office:value-type="string">
            <text:p text:style-name="P16">Fomenta espacios de <text:soft-page-break/>educación cr<text:span text:style-name="T16">í</text:span>tica y ciudadana a las TIC.</text:p>
            <text:p text:style-name="P16"/>
            <text:p text:style-name="P16">Monta un hacklab/fablab con amigas en tu barrio o centro cívico.</text:p>
            <text:p text:style-name="P16"/>
            <text:p text:style-name="P25">Todo lo que aprendas, enséñalo a otras. <text:span text:style-name="T22">Ofrécete como <text:s/>formadora, sé generosa en compartir el conocimiento.</text:span></text:p>
          </table:table-cell>
        </table:table-row>
        <table:table-row>
          <table:table-cell table:style-name="Table2.A2" office:value-type="string">
            <text:p text:style-name="P28">Desarrollo de las TIC</text:p>
          </table:table-cell>
          <table:table-cell table:style-name="Table2.A2" office:value-type="string">
            <text:p text:style-name="P19">No compres o consum<text:span text:style-name="T17">a</text:span>s productos tecnológicos que fomentan <text:s/>visiones sexistas y/o racistas (<text:span text:style-name="T15">en </text:span>c<text:span text:style-name="T15">ó</text:span>mo se presentan/publicidad, <text:s/><text:span text:style-name="T15">o en cómo son </text:span><text:soft-page-break/>diseñados)</text:p>
          </table:table-cell>
          <table:table-cell table:style-name="Table2.A2" office:value-type="string">
            <text:p text:style-name="P16">Visibiliza y apoya las contribuciones hechas por mujeres, personas trans y minorías culturales al desarrollo TIC.</text:p>
          </table:table-cell>
          <table:table-cell table:style-name="Table2.A2" office:value-type="string">
            <text:p text:style-name="P16">Apoya las redes de cultura libre y de defensa del derecho a compartir.</text:p>
            <text:p text:style-name="P16"/>
            <text:p text:style-name="P16">Fomenta el uso de licencias libres en el ámbito de la <text:soft-page-break/>investigación académica y científica financiada con recursos públicos.</text:p>
          </table:table-cell>
          <table:table-cell table:style-name="Table2.E2" office:value-type="string">
            <text:p text:style-name="P14">Monta un hacklab/fablab con amigas en tu barrio o centro cívico.</text:p>
            <text:p text:style-name="P14"/>
            <text:p text:style-name="P26">Busca, en tus redes cercanas, quién está produciendo <text:soft-page-break/>tecnologías libres y apóyalas. Por todas partes hay personas intentando construir tecnologías libres. No todo se produce en Silicon Valley.</text:p>
          </table:table-cell>
        </table:table-row>
        <table:table-row>
          <table:table-cell table:style-name="Table2.A2" office:value-type="string">
            <text:p text:style-name="P28">Gobernanza de internet</text:p>
          </table:table-cell>
          <table:table-cell table:style-name="Table2.A2" office:value-type="string">
            <text:p text:style-name="P23">Minimiza el uso de aplicaciones que levantan “muros” en Internet, como por ejemplo las app de los móviles.</text:p>
          </table:table-cell>
          <table:table-cell table:style-name="Table2.A2" office:value-type="string">
            <text:p text:style-name="P16">Pide a tus representantes que protejan un internet libre y neutral.</text:p>
            <text:p text:style-name="P16"/>
            <text:p text:style-name="P16">Infórmate y atiende peticiones y procesos participativos.</text:p>
          </table:table-cell>
          <table:table-cell table:style-name="Table2.A2" office:value-type="string">
            <text:p text:style-name="P23">Utiliza navegadores y otro softwar<text:span text:style-name="T24">e</text:span> de red const<text:span text:style-name="T24">r</text:span>uido por fundaciones que defienden la neutralidad de la red (ej. Fundación Mozilla).</text:p>
            <text:p text:style-name="P23"/>
            <text:p text:style-name="P24"><text:span text:style-name="T27">Ábrete</text:span> una cuenta de correo en un servidor no comercial, aunque te cueste una pequeña cuota anual.</text:p>
          </table:table-cell>
          <table:table-cell table:style-name="Table2.E2" office:value-type="string">
            <text:p text:style-name="P23">Mantén activo <text:span text:style-name="T22">y no abandones </text:span>el uso de las tecnologías federadas básicas, que no dependen de una única empresa o tecnología (ej. el correo electrónico, <text:span text:style-name="T22">listas de correo</text:span>).</text:p>
            <text:p text:style-name="P23"/>
            <text:p text:style-name="P23"/>
          </table:table-cell>
        </table:table-row>
        <table:table-row>
          <table:table-cell table:style-name="Table2.A2" office:value-type="string">
            <text:p text:style-name="P28">Gobernanza de los servicios que usamos en internet</text:p>
          </table:table-cell>
          <table:table-cell table:style-name="Table2.A2" office:value-type="string">
            <text:p text:style-name="P19">No uses servicios en internet que atacan la <text:span text:style-name="T17">libertad y la </text:span>neutralidad de la red.</text:p>
            <text:p text:style-name="P19"/>
            <text:p text:style-name="P26">Infórmate de cuáles son.</text:p>
          </table:table-cell>
          <table:table-cell table:style-name="Table2.A2" office:value-type="string">
            <text:p text:style-name="P16">Alza tu voz contra cualquier forma de acoso y violencia que veas en internet.</text:p>
          </table:table-cell>
          <table:table-cell table:style-name="Table2.A2" office:value-type="string">
            <text:p text:style-name="P20">Usa alternativas no comerciales y respetuosas de la privacidad y seguridad de sus usuarias.</text:p>
          </table:table-cell>
          <table:table-cell table:style-name="Table2.E2" office:value-type="string">
            <text:p text:style-name="P23">No contribuyas a la creación de monopolios. Utiliza varios navegadores, varios buscadores. <text:span text:style-name="T22">Pluraliza.</text:span></text:p>
          </table:table-cell>
        </table:table-row>
        <table:table-row>
          <table:table-cell table:style-name="Table2.A2" office:value-type="string">
            <text:p text:style-name="P28">Fin de vida de las tecnologías (desechos y reciclaje)</text:p>
          </table:table-cell>
          <table:table-cell table:style-name="Table2.A2" office:value-type="string">
            <text:p text:style-name="P15">No cambies de teléfono y ordenador <text:span text:style-name="T17">con frecuencia,</text:span> alarga <text:span text:style-name="T22">la</text:span> duración de <text:span text:style-name="T22">su </text:span>vida.</text:p>
          </table:table-cell>
          <table:table-cell table:style-name="Table2.A2" office:value-type="string">
            <text:p text:style-name="P26">Comparte los dispositivos. Quizás no se necesita uno <text:span text:style-name="T23">en exclusiva</text:span> para cada persona.</text:p>
          </table:table-cell>
          <table:table-cell table:style-name="Table2.A2" office:value-type="string">
            <text:p text:style-name="P27">No subas toda tu información a “la nube” para desresponsabilizarte de ella. Tener tu información en tu <text:soft-page-break/>ordenador te hace consciente del espacio que ocupa y de la energía que consume.</text:p>
          </table:table-cell>
          <table:table-cell table:style-name="Table2.E2" office:value-type="string">
            <text:p text:style-name="P17">Fomenta espacios para reciclar y crear nuevas m<text:span text:style-name="T22">á</text:span>quinas para la comunidad.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5:15:21.728615582</meta:creation-date>
    <dc:date>2017-04-25T15:21:52.295856795</dc:date>
    <meta:editing-duration>PT4H4M49S</meta:editing-duration>
    <meta:editing-cycles>26</meta:editing-cycles>
    <meta:generator>LibreOffice/4.3.3.2$Linux_X86_64 LibreOffice_project/430m0$Build-2</meta:generator>
    <meta:print-date>2017-04-21T15:52:32.300356488</meta:print-date>
    <meta:document-statistic meta:table-count="1" meta:image-count="0" meta:object-count="0" meta:page-count="6" meta:paragraph-count="80" meta:word-count="1522" meta:character-count="9953" meta:non-whitespace-character-count="8503"/>
  </office:meta>
</office:document-meta>
</file>